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'Liberation Mono'" style:font-family-asian="'Liberation Mono'" style:font-family-complex="'Liberation Mono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'Liberation Mono'" style:font-family-asian="'Liberation Mono'" style:font-family-complex="'Liberation Mono'" fo:background-color="transparent" style:use-window-font-color="true"/>
    </style:style>
    <style:style style:name="T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normal" fo:font-family="'Segoe UI Symbol'" style:font-family-asian="'Segoe UI Symbol'" style:font-family-complex="'Segoe UI Symbol'" fo:background-color="transparent" style:use-window-font-color="true"/>
    </style:style>
    <style:style style:name="T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6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2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3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3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4.00pt" fo:font-weight="bold" fo:font-family="'Liberation Sans'" style:font-family-asian="'Liberation Sans'" style:font-family-complex="'Liberation Sans'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0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5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8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0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1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0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1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42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3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 text:display="none"/>
    </style:style>
    <style:style style:name="T14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4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8.00pt" fo:font-weight="bold" fo:font-family="'Liberation Serif'" style:font-family-asian="'Liberation Serif'" style:font-family-complex="'Liberation Serif'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2.00pt" fo:font-weight="normal" style:text-underline-mode="continuous" style:text-underline-type="single" style:text-underline-style="solid" style:text-underline-width="normal" fo:font-family="'Liberation Serif'" style:font-family-asian="'Liberation Serif'" style:font-family-complex="'Liberation Serif'" fo:background-color="transparent" fo:color="#0000ff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top="12.00pt" fo:margin-bottom="6.00pt"/>
    </style:style>
    <style:style style:name="P2" style:family="paragraph">
      <style:paragraph-properties fo:line-height="100.00%" fo:text-align="left" fo:margin-bottom="14.15pt"/>
    </style:style>
    <style:style style:name="P3" style:family="paragraph">
      <style:paragraph-properties fo:line-height="100.00%" fo:text-align="left" fo:margin-top="12.00pt" fo:margin-bottom="6.00p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00.00%" fo:text-align="left" fo:margin-top="10.00pt" fo:margin-bottom="6.00p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left" fo:margin-top="12.00pt" fo:margin-bottom="6.00p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left" fo:margin-top="12.00pt" fo:margin-bottom="6.00pt"/>
    </style:style>
    <style:style style:name="P11" style:family="paragraph">
      <style:paragraph-properties fo:line-height="115.00%" fo:text-align="left" fo:margin-bottom="7.00pt"/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top="10.00pt" fo:margin-bottom="6.00pt"/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top="10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top="10.00pt" fo:margin-bottom="6.00pt"/>
    </style:style>
    <style:style style:name="P18" style:family="paragraph">
      <style:paragraph-properties fo:line-height="115.00%" fo:text-align="left" fo:margin-bottom="7.00pt"/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top="10.00pt" fo:margin-bottom="6.00pt"/>
    </style:style>
    <style:style style:name="P21" style:family="paragraph">
      <style:paragraph-properties fo:line-height="115.00%" fo:text-align="left" fo:margin-bottom="7.00pt"/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left" fo:margin-top="10.00pt" fo:margin-bottom="6.00pt"/>
    </style:style>
    <style:style style:name="P24" style:family="paragraph">
      <style:paragraph-properties fo:line-height="115.00%" fo:text-align="left" fo:margin-bottom="7.00pt"/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top="10.00pt" fo:margin-bottom="6.00pt"/>
    </style:style>
    <style:style style:name="P27" style:family="paragraph">
      <style:paragraph-properties fo:line-height="115.00%" fo:text-align="left" fo:margin-bottom="7.00pt"/>
    </style:style>
    <style:style style:name="P28" style:family="paragraph">
      <style:paragraph-properties fo:line-height="100.00%" fo:text-align="lef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top="10.00pt" fo:margin-bottom="6.00pt"/>
    </style:style>
    <style:style style:name="P32" style:family="paragraph">
      <style:paragraph-properties fo:line-height="100.00%" fo:text-align="left"/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00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/>
    </style:style>
    <style:style style:name="P43" style:family="paragraph">
      <style:paragraph-properties fo:line-height="100.00%" fo:text-align="left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/>
    </style:style>
    <style:style style:name="P46" style:family="paragraph">
      <style:paragraph-properties fo:line-height="100.00%" fo:text-align="left"/>
    </style:style>
    <style:style style:name="P47" style:family="paragraph">
      <style:paragraph-properties fo:line-height="100.00%" fo:text-align="left" fo:margin-top="10.00pt" fo:margin-bottom="6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/>
    </style:style>
    <style:style style:name="P50" style:family="paragraph">
      <style:paragraph-properties fo:line-height="100.00%" fo:text-align="left"/>
    </style:style>
    <style:style style:name="P51" style:family="paragraph">
      <style:paragraph-properties fo:line-height="100.00%" fo:text-align="left"/>
    </style:style>
  </office:automatic-styles>
  <office:body>
    <office:text>
      <text:p text:style-name="P1"><text:span text:style-name="T1">NAME:Poojashree N Nimbaragi<text:s text:c="2"/>Date:01.12.2018<text:s text:c="3"/></text:span></text:p>
      <text:p text:style-name="P1"><text:span text:style-name="T1">ASSignment:1</text:span></text:p>
      <text:p text:style-name="P1"><text:span text:style-name="T1">USN:01FM16MCA030</text:span></text:p>
      <text:p text:style-name="P2"><text:span text:style-name="T2"/></text:p>
      <text:p text:style-name="P3"><text:span text:style-name="T3">1.COMMANDS FOR INSTALLIN DJANGO</text:span></text:p>
      <text:p text:style-name="P4"><text:span text:style-name="T4">hdadmin@mca1:~$ pip install django</text:span></text:p>
      <text:p text:style-name="P4"><text:span text:style-name="T4">Collecting django</text:span></text:p>
      <text:p text:style-name="P4"><text:span text:style-name="T4"><text:s text:c="2"/>Downloading<text:s/></text:span><text:a xlink:href="https://files.pythonhosted.org/packages/44/e7/872bbf76aa16b7a061698d75325dac023285db33db4bda8ba8fe5d3bb356/Django-1.11.16-py2.py3-none-any.whl"><text:span text:style-name="T6">https://files.pythonhosted.org/packages/44/e7/872bbf76aa16b7a061698d75325dac023285db33db4bda8ba8fe</text:span><text:span text:style-name="T7">HYPERLINK "https://files.pythonhosted.org/packages/44/e7/872bbf76aa16b7a061698d75325dac023285db33db4bda8ba8fe5d3bb356/Django-1.11.16-py2.py3-none-any.whl"</text:span><text:span text:style-name="T8">5d3bb356/Django-1.11.16-py2.py3-none-any.whl</text:span></text:a><text:span text:style-name="T9"><text:s/>(7.0MB)</text:span></text:p>
      <text:p text:style-name="P4"><text:span text:style-name="T9"><text:s text:c="4"/>100% |</text:span><text:span text:style-name="T10">████████████████████████████████</text:span><text:span text:style-name="T11">| 7.0MB 177kB/s</text:span></text:p>
      <text:p text:style-name="P4"><text:span text:style-name="T11">Collecting pytz (from django)</text:span></text:p>
      <text:p text:style-name="P4"><text:span text:style-name="T11"><text:s text:c="2"/>Downloading<text:s/></text:span><text:a xlink:href="https://files.pythonhosted.org/packages/f8/0e/2365ddc010afb3d79147f1dd544e5ee24bf4ece58ab99b16fbb465ce6dc0/pytz-2018.7-py2.py3-none-any.whl"><text:span text:style-name="T12">https://files.pythonhosted.org/packages/f8/0e/2365ddc010afb3d79147f1dd544e5ee24bf4ece58ab99b16fbb465ce6dc0/pytz-2018.7-py2.py3-none-any.whl</text:span></text:a><text:span text:style-name="T13"><text:s/>(506kB)</text:span></text:p>
      <text:p text:style-name="P4"><text:span text:style-name="T13"><text:s text:c="4"/>100% |</text:span><text:span text:style-name="T14">████████████████████████████████</text:span><text:span text:style-name="T15">| 512kB 541kB/s</text:span></text:p>
      <text:p text:style-name="P4"><text:span text:style-name="T15">Installing collected packages: pytz, django</text:span></text:p>
      <text:p text:style-name="P4"><text:span text:style-name="T15">Successfully installed django-1.11.16 pytz-2018.7</text:span></text:p>
      <text:p text:style-name="P4"><text:span text:style-name="T16"/></text:p>
      <text:p text:style-name="P5"><text:span text:style-name="T17">2.Installing python-django</text:span></text:p>
      <text:p text:style-name="P5"><text:span text:style-name="T18"/></text:p>
      <text:p text:style-name="P6"><text:span text:style-name="T19">hdadmin@mca1:~$ sudo apt-get install python-django</text:span></text:p>
      <text:p text:style-name="P6"><text:span text:style-name="T19">[sudo] password for hdadmin:</text:span></text:p>
      <text:p text:style-name="P6"><text:span text:style-name="T19">Reading package lists... Done</text:span></text:p>
      <text:p text:style-name="P6"><text:span text:style-name="T19">Building dependency tree<text:s text:c="7"/></text:span></text:p>
      <text:p text:style-name="P6"><text:span text:style-name="T19">Reading state information... Done</text:span></text:p>
      <text:p text:style-name="P6"><text:span text:style-name="T19">The following additional packages will be installed:</text:span></text:p>
      <text:p text:style-name="P6"><text:span text:style-name="T19"><text:s text:c="2"/>javascript-common libjs-jquery python-django-common python-sqlparse</text:span></text:p>
      <text:p text:style-name="P6"><text:span text:style-name="T19"><text:s text:c="2"/>python-tz</text:span></text:p>
      <text:p text:style-name="P6"><text:span text:style-name="T19">Suggested packages:</text:span></text:p>
      <text:p text:style-name="P6"><text:span text:style-name="T19"><text:s text:c="2"/>apache2 | lighttpd | httpd bpython geoip-database-extra</text:span></text:p>
      <text:p text:style-name="P6"><text:span text:style-name="T19"><text:s text:c="2"/>| geoip-database-contrib ipython libgdal1 python-bcrypt python-django-doc</text:span></text:p>
      <text:p text:style-name="P6"><text:span text:style-name="T19"><text:s text:c="2"/>python-flup python-memcache python-pil python-psycopg2 python-pymysql</text:span></text:p>
      <text:p text:style-name="P6"><text:span text:style-name="T19"><text:s text:c="2"/>python-sqlite python-yaml python-sqlparse-doc</text:span></text:p>
      <text:p text:style-name="P6"><text:span text:style-name="T19">The following NEW packages will be installed:</text:span></text:p>
      <text:p text:style-name="P6"><text:span text:style-name="T19"><text:s text:c="2"/>javascript-common libjs-jquery python-django python-django-common</text:span></text:p>
      <text:p text:style-name="P6"><text:span text:style-name="T19"><text:s text:c="2"/>python-sqlparse python-tz</text:span></text:p>
      <text:p text:style-name="P6"><text:span text:style-name="T19">0 upgraded, 6 newly installed, 0 to remove and 25 not upgraded.</text:span></text:p>
      <text:p text:style-name="P6"><text:span text:style-name="T19">Need to get 2,638 kB of archives.</text:span></text:p>
      <text:p text:style-name="P6"><text:span text:style-name="T19">After this operation, 27.4 MB of additional disk space will be used.</text:span></text:p>
      <text:p text:style-name="P6"><text:span text:style-name="T19">Do you want to continue? [Y/n] y</text:span></text:p>
      <text:p text:style-name="P6"><text:span text:style-name="T19">Get:1<text:s/></text:span><text:span text:style-name="T20">&lt;</text:span><text:a xlink:href="http://in.archive.ubuntu.com/ubuntu bionic-updates/main"><text:span text:style-name="T21">http://in.archive.ubuntu.com/ubuntu bionic-updates/main</text:span></text:a><text:span text:style-name="T22">&gt;</text:span><text:span text:style-name="T23"><text:s/>amd64 python-django-common all 1:1.11.11-1ubuntu1.1 [1,521 kB]</text:span></text:p>
      <text:p text:style-name="P6"><text:span text:style-name="T23">Get:2<text:s/></text:span><text:span text:style-name="T24">&lt;</text:span><text:a xlink:href="http://in.archive.ubuntu.com/ubuntu bionic/main"><text:span text:style-name="T25">http://in.archive.ubuntu.com/ubuntu bionic/main</text:span></text:a><text:span text:style-name="T26">&gt;</text:span><text:span text:style-name="T27"><text:s/>amd64 python-tz all 2018.3-2 [31.6 kB]</text:span></text:p>
      <text:p text:style-name="P6"><text:span text:style-name="T27">Get:3<text:s/></text:span><text:a xlink:href="http://in.archive.ubuntu.com/ubuntu bionic-updates/main"><text:span text:style-name="T29">http://in.archive.ubuntu.com/ubuntu b</text:span><text:span text:style-name="T30">HYPERLINK "http://in.archive.ubuntu.com/ubuntu bionic-updates/main"</text:span><text:span text:style-name="T31">ionic-updates/main</text:span></text:a><text:span text:style-name="T32"><text:s/>amd64 python-django all 1:1.11.11-1ubuntu1.1 [899 kB]</text:span></text:p>
      <text:p text:style-name="P6"><text:span text:style-name="T32">Get:4<text:s/></text:span><text:span text:style-name="T33">&lt;</text:span><text:a xlink:href="http://in.archive.ubuntu.com/ubuntu bionic/main"><text:span text:style-name="T34">http://in.archive.ubuntu.com/ubuntu bionic/main</text:span></text:a><text:span text:style-name="T35">&gt;</text:span><text:span text:style-name="T36"><text:s/>amd64 javascript-common all 11 [6,066 B]</text:span></text:p>
      <text:p text:style-name="P6"><text:span text:style-name="T36">Get:5<text:s/></text:span><text:span text:style-name="T37">&lt;</text:span><text:a xlink:href="http://in.archive.ubuntu.com/ubuntu bionic/main"><text:span text:style-name="T38">http://in.archive.ubuntu.com/ubuntu bionic/main</text:span></text:a><text:span text:style-name="T39">&gt;</text:span><text:span text:style-name="T40"><text:s/>amd64 libjs-jquery all 3.2.1-1 [152 kB]</text:span></text:p>
      <text:p text:style-name="P6"><text:span text:style-name="T40">Get:6<text:s/></text:span><text:span text:style-name="T41">&lt;</text:span><text:a xlink:href="http://in.archive.ubuntu.com/ubuntu bionic/main"><text:span text:style-name="T42">http://in.archive.ubuntu.com/ubuntu bionic/main</text:span></text:a><text:span text:style-name="T43">&gt;</text:span><text:span text:style-name="T44"><text:s/>amd64 python-sqlparse all 0.2.4-0.1 [28.0 kB]</text:span></text:p>
      <text:p text:style-name="P6"><text:span text:style-name="T44">Fetched 2,638 kB in 15s (176 kB/s)<text:s text:c="45"/></text:span></text:p>
      <text:p text:style-name="P6"><text:span text:style-name="T44">Selecting previously unselected package python-django-common.</text:span></text:p>
      <text:p text:style-name="P6"><text:span text:style-name="T44">(Reading database ... 172309 files and directories currently installed.)</text:span></text:p>
      <text:p text:style-name="P6"><text:span text:style-name="T44">Preparing to unpack .../0-python-django-common_1%3a1.11.11-1ubuntu1.1_all.deb ...</text:span></text:p>
      <text:p text:style-name="P6"><text:span text:style-name="T44">Unpacking python-django-common (1:1.11.11-1ubuntu1.1) ...</text:span></text:p>
      <text:p text:style-name="P6"><text:span text:style-name="T44">Selecting previously unselected package python-tz.</text:span></text:p>
      <text:p text:style-name="P6"><text:span text:style-name="T44">Preparing to unpack .../1-python-tz_2018.3-2_all.deb ...</text:span></text:p>
      <text:p text:style-name="P6"><text:span text:style-name="T44">Unpacking python-tz (2018.3-2) ...</text:span></text:p>
      <text:p text:style-name="P6"><text:span text:style-name="T44">Selecting previously unselected package python-django.</text:span></text:p>
      <text:p text:style-name="P6"><text:span text:style-name="T44">Preparing to unpack .../2-python-django_1%3a1.11.11-1ubuntu1.1_all.deb ...</text:span></text:p>
      <text:p text:style-name="P6"><text:span text:style-name="T44">Unpacking python-django (1:1.11.11-1ubuntu1.1) ...</text:span></text:p>
      <text:p text:style-name="P6"><text:span text:style-name="T44">Selecting previously unselected package javascript-common.</text:span></text:p>
      <text:p text:style-name="P6"><text:span text:style-name="T44">Preparing to unpack .../3-javascript-common_11_all.deb ...</text:span></text:p>
      <text:p text:style-name="P6"><text:span text:style-name="T44">Unpacking javascript-common (11) ...</text:span></text:p>
      <text:p text:style-name="P6"><text:span text:style-name="T44">Selecting previously unselected package libjs-jquery.</text:span></text:p>
      <text:p text:style-name="P6"><text:span text:style-name="T44">Preparing to unpack .../4-libjs-jquery_3.2.1-1_all.deb ...</text:span></text:p>
      <text:p text:style-name="P6"><text:span text:style-name="T44">Unpacking libjs-jquery (3.2.1-1) ...</text:span></text:p>
      <text:p text:style-name="P6"><text:span text:style-name="T44">Selecting previously unselected package python-sqlparse.</text:span></text:p>
      <text:p text:style-name="P6"><text:span text:style-name="T44">Preparing to unpack .../5-python-sqlparse_0.2.4-0.1_all.deb ...</text:span></text:p>
      <text:p text:style-name="P6"><text:span text:style-name="T44">Unpacking python-sqlparse (0.2.4-0.1) ...</text:span></text:p>
      <text:p text:style-name="P6"><text:span text:style-name="T44">Setting up libjs-jquery (3.2.1-1) ...</text:span></text:p>
      <text:p text:style-name="P6"><text:span text:style-name="T44">Setting up python-sqlparse (0.2.4-0.1) ...</text:span></text:p>
      <text:p text:style-name="P6"><text:span text:style-name="T44">Setting up python-tz (2018.3-2) ...</text:span></text:p>
      <text:p text:style-name="P6"><text:span text:style-name="T44">Processing triggers for man-db (2.8.3-2) ...</text:span></text:p>
      <text:p text:style-name="P6"><text:span text:style-name="T44">Setting up javascript-common (11) ...</text:span></text:p>
      <text:p text:style-name="P6"><text:span text:style-name="T44">Setting up python-django-common (1:1.11.11-1ubuntu1.1) ...</text:span></text:p>
      <text:p text:style-name="P6"><text:span text:style-name="T44">Setting up python-django (1:1.11.11-1ubuntu1.1) ...</text:span></text:p>
      <text:p text:style-name="P6"><text:span text:style-name="T45"/></text:p>
      <text:p text:style-name="P7"><text:span text:style-name="T46">3.Checking python django version</text:span></text:p>
      <text:p text:style-name="P8"><text:span text:style-name="T47"/></text:p>
      <text:p text:style-name="P9"><text:span text:style-name="T48">hdadmin@mca1:~/demo$ python -m django --version</text:span></text:p>
      <text:p text:style-name="P9"><text:span text:style-name="T48">1.11.16</text:span></text:p>
      <text:p text:style-name="P9"><text:span text:style-name="T49"/></text:p>
      <text:p text:style-name="P10"><text:span text:style-name="T50">4.Checking python django-admin version</text:span></text:p>
      <text:p text:style-name="P11"><text:span text:style-name="T51"/></text:p>
      <text:p text:style-name="P12"><text:span text:style-name="T52">hdadmin@mca1:~/demo$ django-admin --version</text:span></text:p>
      <text:p text:style-name="P12"><text:span text:style-name="T52">1.11.16</text:span></text:p>
      <text:p text:style-name="P12"><text:span text:style-name="T53"/></text:p>
      <text:p text:style-name="P12"><text:span text:style-name="T53"/></text:p>
      <text:p text:style-name="P13"><text:span text:style-name="T54">5.Creating project Demoa</text:span></text:p>
      <text:p text:style-name="P14"><text:span text:style-name="T55"/></text:p>
      <text:p text:style-name="P14"><text:span text:style-name="T56">hdadmin@mca1:~/demo$ django-admin startproject demoa</text:span></text:p>
      <text:p text:style-name="P14"><text:span text:style-name="T56">hdadmin@mca1:~/demo$ cd demoa</text:span></text:p>
      <text:p text:style-name="P14"><text:span text:style-name="T56">hdadmin@mca1:~/demo/demoa$ ls</text:span></text:p>
      <text:p text:style-name="P14"><text:span text:style-name="T56">demoa<text:s text:c="2"/>manage.py</text:span></text:p>
      <text:p text:style-name="P14"><text:span text:style-name="T56">hdadmin@mca1:~/demo/demoa$ cd demoa/</text:span></text:p>
      <text:p text:style-name="P14"><text:span text:style-name="T56">hdadmin@mca1:~/demo/demoa/demoa$ ls</text:span></text:p>
      <text:p text:style-name="P14"><text:span text:style-name="T56">__init__.py<text:s text:c="2"/>settings.py<text:s text:c="2"/>urls.py<text:s text:c="2"/>wsgi.py</text:span></text:p>
      <text:p text:style-name="P14"><text:span text:style-name="T56">hdadmin@mca1:~/demo/demoa/demoa$ cd ..</text:span></text:p>
      <text:p text:style-name="P14"><text:span text:style-name="T56">hdadmin@mca1:~/demo/demoa$ cd ..</text:span></text:p>
      <text:p text:style-name="P14"><text:span text:style-name="T56">hdadmin@mca1:~/demo$ cd demoa</text:span></text:p>
      <text:p text:style-name="P14"><text:span text:style-name="T56"><text:s/></text:span></text:p>
      <text:p text:style-name="P14"><text:span text:style-name="T57"/></text:p>
      <text:p text:style-name="P15"><text:span text:style-name="T58">6.Creating s hello startapp</text:span></text:p>
      <text:p text:style-name="P16"><text:span text:style-name="T59"/></text:p>
      <text:p text:style-name="P16"><text:span text:style-name="T60">hdadmin@mca1:~/demo/demoa$ python manage.py startapp hello</text:span></text:p>
      <text:p text:style-name="P16"><text:span text:style-name="T60">hdadmin@mca1:~/demo/demoa$ cd hello/</text:span></text:p>
      <text:p text:style-name="P16"><text:span text:style-name="T60">hdadmin@mca1:~/demo/demoa/hello$ ls</text:span></text:p>
      <text:p text:style-name="P16"><text:span text:style-name="T60">admin.py<text:s text:c="2"/>apps.py<text:s text:c="2"/>__init__.py<text:s text:c="2"/>migrations<text:s text:c="2"/>models.py<text:s text:c="2"/>tests.py<text:s text:c="2"/>views.py</text:span></text:p>
      <text:p text:style-name="P16"><text:span text:style-name="T61"/></text:p>
      <text:p text:style-name="P16"><text:span text:style-name="T61"/></text:p>
      <text:p text:style-name="P16"><text:span text:style-name="T61"/></text:p>
      <text:p text:style-name="P16"><text:span text:style-name="T61"/></text:p>
      <text:p text:style-name="P17"><text:span text:style-name="T62">7.In hello editing View.py</text:span></text:p>
      <text:p text:style-name="P18"><text:span text:style-name="T63"/></text:p>
      <text:p text:style-name="P19"><text:span text:style-name="T64">hdadmin@mca1:~/demo/demoa/hello$ gedit views.py</text:span></text:p>
      <text:p text:style-name="P19"><text:span text:style-name="T65"/></text:p>
      <text:p text:style-name="P19"><text:span text:style-name="T66"># -*- coding: utf-8 -*-</text:span></text:p>
      <text:p text:style-name="P19"><text:span text:style-name="T66">from __future__ import unicode_literals</text:span></text:p>
      <text:p text:style-name="P19"><text:span text:style-name="T67"/></text:p>
      <text:p text:style-name="P19"><text:span text:style-name="T68">from django.shortcuts import render</text:span></text:p>
      <text:p text:style-name="P19"><text:span text:style-name="T69"/></text:p>
      <text:p text:style-name="P19"><text:span text:style-name="T70">from django.http import HttpResponse</text:span></text:p>
      <text:p text:style-name="P19"><text:span text:style-name="T71"/></text:p>
      <text:p text:style-name="P19"><text:span text:style-name="T72">def index(request):</text:span></text:p>
      <text:p text:style-name="P19"><text:span text:style-name="T72"><text:s text:c="4"/>return HttpResponse("Hello word")</text:span></text:p>
      <text:p text:style-name="P19"><text:span text:style-name="T73"/></text:p>
      <text:p text:style-name="P20"><text:span text:style-name="T74">8.In hello editing urls.py</text:span></text:p>
      <text:p text:style-name="P21"><text:span text:style-name="T75"/></text:p>
      <text:p text:style-name="P22"><text:span text:style-name="T76">hdadmin@mca1:~/demo/demoa/hello$ gedit urls.py</text:span></text:p>
      <text:p text:style-name="P22"><text:span text:style-name="T77"/></text:p>
      <text:p text:style-name="P22"><text:span text:style-name="T78">from django.conf.urls import url</text:span></text:p>
      <text:p text:style-name="P22"><text:span text:style-name="T78">from . import views</text:span></text:p>
      <text:p text:style-name="P22"><text:span text:style-name="T79"/></text:p>
      <text:p text:style-name="P22"><text:span text:style-name="T80">urlpatterns = [</text:span></text:p>
      <text:p text:style-name="P22"><text:span text:style-name="T80"><text:s text:c="3"/>url(r'$^',views.index,name='index'),</text:span></text:p>
      <text:p text:style-name="P22"><text:span text:style-name="T80">]</text:span></text:p>
      <text:p text:style-name="P22"><text:span text:style-name="T81"/></text:p>
      <text:p text:style-name="P22"><text:span text:style-name="T81"/></text:p>
      <text:p text:style-name="P23"><text:span text:style-name="T82">9.Come back to hello</text:span></text:p>
      <text:p text:style-name="P24"><text:span text:style-name="T83"/></text:p>
      <text:p text:style-name="P25"><text:span text:style-name="T84">hdadmin@mca1:~/demo/demoa/hello$ cd ..</text:span></text:p>
      <text:p text:style-name="P25"><text:span text:style-name="T84">hdadmin@mca1:~/demo/demoa$ ls</text:span></text:p>
      <text:p text:style-name="P25"><text:span text:style-name="T84">demoa<text:s text:c="2"/>hello<text:s text:c="2"/>manage.py</text:span></text:p>
      <text:p text:style-name="P25"><text:span text:style-name="T85"/></text:p>
      <text:p text:style-name="P25"><text:span text:style-name="T86">8.Back to demoa project</text:span></text:p>
      <text:p text:style-name="P25"><text:span text:style-name="T86">hdadmin@mca1:~/demo/demoa$ cd demoa/</text:span></text:p>
      <text:p text:style-name="P25"><text:span text:style-name="T86">hdadmin@mca1:~/demo/demoa/demoa$ ls</text:span></text:p>
      <text:p text:style-name="P25"><text:span text:style-name="T86">__init__.py<text:s text:c="2"/>__init__.pyc<text:s text:c="2"/>settings.py<text:s text:c="2"/>settings.pyc<text:s text:c="2"/>urls.py<text:s text:c="2"/>wsgi.py</text:span></text:p>
      <text:p text:style-name="P25"><text:span text:style-name="T87"/></text:p>
      <text:p text:style-name="P26"><text:span text:style-name="T88">10.In demoa editing urls.py</text:span></text:p>
      <text:p text:style-name="P27"><text:span text:style-name="T89"/></text:p>
      <text:p text:style-name="P28"><text:span text:style-name="T90">hdadmin@mca1:~/demo/demoa/demoa$ gedit urls.py</text:span></text:p>
      <text:p text:style-name="P28"><text:span text:style-name="T90">"""demoa URL Configuration</text:span></text:p>
      <text:p text:style-name="P28"><text:span text:style-name="T91"/></text:p>
      <text:p text:style-name="P28"><text:span text:style-name="T92">The `urlpatterns` list routes URLs to views. For more information please see:</text:span></text:p>
      <text:p text:style-name="P29"><text:span text:style-name="T92"><text:s text:c="4"/></text:span><text:a xlink:href="https://docs.djangoproject.com/en/1.11/topics/http/urls/"><text:span text:style-name="T93">https://docs.djangoproject.com/en/1.11/topics/http/urls/</text:span></text:a><text:span text:style-name="T94"/></text:p>
      <text:p text:style-name="P30"><text:span text:style-name="T95">Examples:</text:span></text:p>
      <text:p text:style-name="P30"><text:span text:style-name="T95">Function views</text:span></text:p>
      <text:p text:style-name="P30"><text:span text:style-name="T95"><text:s text:c="4"/>1. Add an import:<text:s text:c="2"/>from my_app import views</text:span></text:p>
      <text:p text:style-name="P30"><text:span text:style-name="T95"><text:s text:c="4"/>2. Add a URL to urlpatterns:<text:s text:c="2"/>url(r'^$', views.home, name='home')</text:span></text:p>
      <text:p text:style-name="P30"><text:span text:style-name="T95">Class-based views</text:span></text:p>
      <text:p text:style-name="P30"><text:span text:style-name="T95"><text:s text:c="4"/>1. Add an import:<text:s text:c="2"/>from other_app.views import Home</text:span></text:p>
      <text:p text:style-name="P30"><text:span text:style-name="T95"><text:s text:c="4"/>2. Add a URL to urlpatterns:<text:s text:c="2"/>url(r'^$', Home.as_view(), name='home')</text:span></text:p>
      <text:p text:style-name="P30"><text:span text:style-name="T95">Including another URLconf</text:span></text:p>
      <text:p text:style-name="P30"><text:span text:style-name="T95"><text:s text:c="4"/>1. Import the include() function: from django.conf.urls import url, include</text:span></text:p>
      <text:p text:style-name="P30"><text:span text:style-name="T95"><text:s text:c="4"/>2. Add a URL to urlpatterns:<text:s text:c="2"/>url(r'^blog/', include('blog.urls'))</text:span></text:p>
      <text:p text:style-name="P30"><text:span text:style-name="T95">"""</text:span></text:p>
      <text:p text:style-name="P30"><text:span text:style-name="T95">from django.conf.urls import url, include</text:span></text:p>
      <text:p text:style-name="P30"><text:span text:style-name="T95">from django.contrib import admin</text:span></text:p>
      <text:p text:style-name="P30"><text:span text:style-name="T96"/></text:p>
      <text:p text:style-name="P30"><text:span text:style-name="T97">urlpatterns = [</text:span></text:p>
      <text:p text:style-name="P30"><text:span text:style-name="T97"><text:s text:c="4"/>url(r'^admin/', admin.site.urls),</text:span></text:p>
      <text:p text:style-name="P30"><text:span text:style-name="T97"><text:s text:c="4"/>url(r'^hello/',include('hello.urls')),</text:span></text:p>
      <text:p text:style-name="P30"><text:span text:style-name="T97">]</text:span></text:p>
      <text:p text:style-name="P30"><text:span text:style-name="T98"/></text:p>
      <text:p text:style-name="P30"><text:span text:style-name="T98"/></text:p>
      <text:p text:style-name="P31"><text:span text:style-name="T99">11.In demoa editing setting.py</text:span></text:p>
      <text:p text:style-name="P32"><text:span text:style-name="T100">hdadmin@mca1:~/demo/demoa/demoa$ gedit settings.py</text:span></text:p>
      <text:p text:style-name="P32"><text:span text:style-name="T100">"""</text:span></text:p>
      <text:p text:style-name="P32"><text:span text:style-name="T100">Django settings for demoa project.</text:span></text:p>
      <text:p text:style-name="P32"><text:span text:style-name="T101"/></text:p>
      <text:p text:style-name="P32"><text:span text:style-name="T102">Generated by 'django-admin startproject' using Django 1.11.16.</text:span></text:p>
      <text:p text:style-name="P32"><text:span text:style-name="T103"/></text:p>
      <text:p text:style-name="P32"><text:span text:style-name="T104">For more information on this file, see</text:span></text:p>
      <text:p text:style-name="P33"><text:a xlink:href="https://docs.djangoproject.com/en/1.11/topics/settings/"><text:span text:style-name="T105">https://docs.djangoproject.com/en/1.11/topics/settings/</text:span></text:a><text:span text:style-name="T106"/></text:p>
      <text:p text:style-name="P33"><text:span text:style-name="T106"/></text:p>
      <text:p text:style-name="P34"><text:span text:style-name="T107">For the full list of settings and their values, see</text:span></text:p>
      <text:p text:style-name="P35"><text:a xlink:href="https://docs.djangoproject.com/en/1.11/ref/settings/"><text:span text:style-name="T109">https:</text:span><text:span text:style-name="T110">HYPERLINK "https://docs.djangoproject.com/en/1.11/ref/settings/"</text:span><text:span text:style-name="T111">//docs.djangoproject.com/en/1.11/ref/settings/</text:span></text:a><text:span text:style-name="T112"/></text:p>
      <text:p text:style-name="P36"><text:span text:style-name="T113">"""</text:span></text:p>
      <text:p text:style-name="P36"><text:span text:style-name="T114"/></text:p>
      <text:p text:style-name="P36"><text:span text:style-name="T115">import os</text:span></text:p>
      <text:p text:style-name="P36"><text:span text:style-name="T116"/></text:p>
      <text:p text:style-name="P36"><text:span text:style-name="T117"># Build paths inside the project like this: os.path.join(BASE_DIR, ...)</text:span></text:p>
      <text:p text:style-name="P36"><text:span text:style-name="T117">BASE_DIR = os.path.dirname(os.path.dirname(os.path.abspath(__file__)))</text:span></text:p>
      <text:p text:style-name="P36"><text:span text:style-name="T118"/></text:p>
      <text:p text:style-name="P36"><text:span text:style-name="T118"/></text:p>
      <text:p text:style-name="P36"><text:span text:style-name="T119"># Quick-start development settings - unsuitable for production</text:span></text:p>
      <text:p text:style-name="P37"><text:span text:style-name="T119"># See<text:s/></text:span><text:a xlink:href="https://docs.djangoproject.com/en/1.11/howto/deployment/checklist/"><text:span text:style-name="T120">https://docs.djangoproject.com/en/1.11/howto/deployment/checklist/</text:span></text:a><text:span text:style-name="T121"/></text:p>
      <text:p text:style-name="P37"><text:span text:style-name="T121"/></text:p>
      <text:p text:style-name="P38"><text:span text:style-name="T122"># SECURITY WARNING: keep the secret key used in production secret!</text:span></text:p>
      <text:p text:style-name="P38"><text:span text:style-name="T122">SECRET_KEY = 't(f&amp;l%l1n@@1nbsccn29qk**vyh557_cehbylhx_8xt3gfk@*0'</text:span></text:p>
      <text:p text:style-name="P38"><text:span text:style-name="T123"/></text:p>
      <text:p text:style-name="P38"><text:span text:style-name="T124"># SECURITY WARNING: don't run with debug turned on in production!</text:span></text:p>
      <text:p text:style-name="P38"><text:span text:style-name="T124">DEBUG = True</text:span></text:p>
      <text:p text:style-name="P38"><text:span text:style-name="T125"/></text:p>
      <text:p text:style-name="P38"><text:span text:style-name="T126">ALLOWED_HOSTS = []</text:span></text:p>
      <text:p text:style-name="P38"><text:span text:style-name="T127"/></text:p>
      <text:p text:style-name="P38"><text:span text:style-name="T127"/></text:p>
      <text:p text:style-name="P38"><text:span text:style-name="T128"># Application definition</text:span></text:p>
      <text:p text:style-name="P38"><text:span text:style-name="T129"/></text:p>
      <text:p text:style-name="P38"><text:span text:style-name="T130">INSTALLED_APPS = [</text:span></text:p>
      <text:p text:style-name="P38"><text:span text:style-name="T130"><text:s text:c="4"/>'django.contrib.admin',</text:span></text:p>
      <text:p text:style-name="P38"><text:span text:style-name="T130"><text:s text:c="4"/>'django.contrib.auth',</text:span></text:p>
      <text:p text:style-name="P38"><text:span text:style-name="T130"><text:s text:c="4"/>'django.contrib.contenttypes',</text:span></text:p>
      <text:p text:style-name="P38"><text:span text:style-name="T130"><text:s text:c="4"/>'django.contrib.sessions',</text:span></text:p>
      <text:p text:style-name="P38"><text:span text:style-name="T130"><text:s text:c="4"/>'django.contrib.messages',</text:span></text:p>
      <text:p text:style-name="P38"><text:span text:style-name="T130"><text:s text:c="4"/>'django.contrib.staticfiles',</text:span></text:p>
      <text:p text:style-name="P38"><text:span text:style-name="T130"><text:s text:c="4"/>'hello',</text:span></text:p>
      <text:p text:style-name="P38"><text:span text:style-name="T130">]</text:span></text:p>
      <text:p text:style-name="P38"><text:span text:style-name="T131"/></text:p>
      <text:p text:style-name="P38"><text:span text:style-name="T132">MIDDLEWARE = [</text:span></text:p>
      <text:p text:style-name="P38"><text:span text:style-name="T132"><text:s text:c="4"/>'django.middleware.security.SecurityMiddleware',</text:span></text:p>
      <text:p text:style-name="P38"><text:span text:style-name="T132"><text:s text:c="4"/>'django.contrib.sessions.middleware.SessionMiddleware',</text:span></text:p>
      <text:p text:style-name="P38"><text:span text:style-name="T132"><text:s text:c="4"/>'django.middleware.common.CommonMiddleware',</text:span></text:p>
      <text:p text:style-name="P38"><text:span text:style-name="T132"><text:s text:c="4"/>'django.middleware.csrf.CsrfViewMiddleware',</text:span></text:p>
      <text:p text:style-name="P38"><text:span text:style-name="T132"><text:s text:c="4"/>'django.contrib.auth.middleware.AuthenticationMiddleware',</text:span></text:p>
      <text:p text:style-name="P38"><text:span text:style-name="T132"><text:s text:c="4"/>'django.contrib.messages.middleware.MessageMiddleware',</text:span></text:p>
      <text:p text:style-name="P38"><text:span text:style-name="T132"><text:s text:c="4"/>'django.middleware.clickjacking.XFrameOptionsMiddleware',</text:span></text:p>
      <text:p text:style-name="P38"><text:span text:style-name="T132">]</text:span></text:p>
      <text:p text:style-name="P38"><text:span text:style-name="T133"/></text:p>
      <text:p text:style-name="P38"><text:span text:style-name="T134">ROOT_URLCONF = 'demoa.urls'</text:span></text:p>
      <text:p text:style-name="P38"><text:span text:style-name="T135"/></text:p>
      <text:p text:style-name="P38"><text:span text:style-name="T136">TEMPLATES = [</text:span></text:p>
      <text:p text:style-name="P38"><text:span text:style-name="T136"><text:s text:c="4"/>{</text:span></text:p>
      <text:p text:style-name="P38"><text:span text:style-name="T136"><text:s text:c="8"/>'BACKEND': 'django.template.backends.django.DjangoTemplates',</text:span></text:p>
      <text:p text:style-name="P38"><text:span text:style-name="T136"><text:s text:c="8"/>'DIRS': [],</text:span></text:p>
      <text:p text:style-name="P38"><text:span text:style-name="T136"><text:s text:c="8"/>'APP_DIRS': True,</text:span></text:p>
      <text:p text:style-name="P38"><text:span text:style-name="T136"><text:s text:c="8"/>'OPTIONS': {</text:span></text:p>
      <text:p text:style-name="P38"><text:span text:style-name="T136"><text:s text:c="12"/>'context_processors': [</text:span></text:p>
      <text:p text:style-name="P38"><text:span text:style-name="T136"><text:s text:c="16"/>'django.template.context_processors.debug',</text:span></text:p>
      <text:p text:style-name="P38"><text:span text:style-name="T136"><text:s text:c="16"/>'django.template.context_processors.request',</text:span></text:p>
      <text:p text:style-name="P38"><text:span text:style-name="T136"><text:s text:c="16"/>'django.contrib.auth.context_processors.auth',</text:span></text:p>
      <text:p text:style-name="P38"><text:span text:style-name="T136"><text:s text:c="16"/>'django.contrib.messages.context_processors.messages',</text:span></text:p>
      <text:p text:style-name="P38"><text:span text:style-name="T136"><text:s text:c="12"/>],</text:span></text:p>
      <text:p text:style-name="P38"><text:span text:style-name="T136"><text:s text:c="8"/>},</text:span></text:p>
      <text:p text:style-name="P38"><text:span text:style-name="T136"><text:s text:c="4"/>},</text:span></text:p>
      <text:p text:style-name="P38"><text:span text:style-name="T136">]</text:span></text:p>
      <text:p text:style-name="P38"><text:span text:style-name="T137"/></text:p>
      <text:p text:style-name="P38"><text:span text:style-name="T138">WSGI_APPLICATION = 'demoa.wsgi.application'</text:span></text:p>
      <text:p text:style-name="P38"><text:span text:style-name="T139"/></text:p>
      <text:p text:style-name="P38"><text:span text:style-name="T139"/></text:p>
      <text:p text:style-name="P38"><text:span text:style-name="T140"># Database</text:span></text:p>
      <text:p text:style-name="P39"><text:span text:style-name="T140">#<text:s/></text:span><text:a xlink:href="https://docs.djangoproject.com/en/1.11/ref/settings/#databases"><text:span text:style-name="T142">https://docs.djangoproject.com/en/1.11/ref/settings/#data</text:span><text:span text:style-name="T143">HYPERLINK "https://docs.djangoproject.com/en/1.11/ref/settings/#databases"</text:span><text:span text:style-name="T144">bases</text:span></text:a><text:span text:style-name="T145"/></text:p>
      <text:p text:style-name="P39"><text:span text:style-name="T145"/></text:p>
      <text:p text:style-name="P40"><text:span text:style-name="T146">DATABASES = {</text:span></text:p>
      <text:p text:style-name="P40"><text:span text:style-name="T146"><text:s text:c="4"/>'default': {</text:span></text:p>
      <text:p text:style-name="P40"><text:span text:style-name="T146"><text:s text:c="8"/>'ENGINE': 'django.db.backends.sqlite3',</text:span></text:p>
      <text:p text:style-name="P40"><text:span text:style-name="T146"><text:s text:c="8"/>'NAME': os.path.join(BASE_DIR, 'db.sqlite3'),</text:span></text:p>
      <text:p text:style-name="P40"><text:span text:style-name="T146"><text:s text:c="4"/>}</text:span></text:p>
      <text:p text:style-name="P40"><text:span text:style-name="T146">}</text:span></text:p>
      <text:p text:style-name="P40"><text:span text:style-name="T147"/></text:p>
      <text:p text:style-name="P40"><text:span text:style-name="T147"/></text:p>
      <text:p text:style-name="P40"><text:span text:style-name="T148"># Password validation</text:span></text:p>
      <text:p text:style-name="P41"><text:span text:style-name="T148">#<text:s/></text:span><text:a xlink:href="https://docs.djangoproject.com/en/1.11/ref/settings/#auth-password-validators"><text:span text:style-name="T149">https://docs.djangoproject.com/en/1.11/ref/settings/#auth-password-validators</text:span></text:a><text:span text:style-name="T150"/></text:p>
      <text:p text:style-name="P41"><text:span text:style-name="T150"/></text:p>
      <text:p text:style-name="P42"><text:span text:style-name="T151">AUTH_PASSWORD_VALIDATORS = [</text:span></text:p>
      <text:p text:style-name="P42"><text:span text:style-name="T151"><text:s text:c="4"/>{</text:span></text:p>
      <text:p text:style-name="P42"><text:span text:style-name="T151"><text:s text:c="8"/>'NAME': 'django.contrib.auth.password_validation.UserAttributeSimilarityValidator',</text:span></text:p>
      <text:p text:style-name="P42"><text:span text:style-name="T151"><text:s text:c="4"/>},</text:span></text:p>
      <text:p text:style-name="P42"><text:span text:style-name="T151"><text:s text:c="4"/>{</text:span></text:p>
      <text:p text:style-name="P42"><text:span text:style-name="T151"><text:s text:c="8"/>'NAME': 'django.contrib.auth.password_validation.MinimumLengthValidator',</text:span></text:p>
      <text:p text:style-name="P42"><text:span text:style-name="T151"><text:s text:c="4"/>},</text:span></text:p>
      <text:p text:style-name="P42"><text:span text:style-name="T151"><text:s text:c="4"/>{</text:span></text:p>
      <text:p text:style-name="P42"><text:span text:style-name="T151"><text:s text:c="8"/>'NAME': 'django.contrib.auth.password_validation.CommonPasswordValidator',</text:span></text:p>
      <text:p text:style-name="P42"><text:span text:style-name="T151"><text:s text:c="4"/>},</text:span></text:p>
      <text:p text:style-name="P42"><text:span text:style-name="T151"><text:s text:c="4"/>{</text:span></text:p>
      <text:p text:style-name="P42"><text:span text:style-name="T151"><text:s text:c="8"/>'NAME': 'django.contrib.auth.password_validation.NumericPasswordValidator',</text:span></text:p>
      <text:p text:style-name="P42"><text:span text:style-name="T151"><text:s text:c="4"/>},</text:span></text:p>
      <text:p text:style-name="P42"><text:span text:style-name="T151">]</text:span></text:p>
      <text:p text:style-name="P42"><text:span text:style-name="T152"/></text:p>
      <text:p text:style-name="P42"><text:span text:style-name="T152"/></text:p>
      <text:p text:style-name="P42"><text:span text:style-name="T153"># Internationalization</text:span></text:p>
      <text:p text:style-name="P43"><text:span text:style-name="T153">#<text:s/></text:span><text:a xlink:href="https://docs.djangoproject.com/en/1.11/topics/i18n/"><text:span text:style-name="T154">https://docs.djangoproject.com/en/1.11/topics/i18n/</text:span></text:a><text:span text:style-name="T155"/></text:p>
      <text:p text:style-name="P43"><text:span text:style-name="T155"/></text:p>
      <text:p text:style-name="P44"><text:span text:style-name="T156">LANGUAGE_CODE = 'en-us'</text:span></text:p>
      <text:p text:style-name="P44"><text:span text:style-name="T157"/></text:p>
      <text:p text:style-name="P44"><text:span text:style-name="T158">TIME_ZONE = 'UTC'</text:span></text:p>
      <text:p text:style-name="P44"><text:span text:style-name="T159"/></text:p>
      <text:p text:style-name="P44"><text:span text:style-name="T160">USE_I18N = True</text:span></text:p>
      <text:p text:style-name="P44"><text:span text:style-name="T161"/></text:p>
      <text:p text:style-name="P44"><text:span text:style-name="T162">USE_L10N = True</text:span></text:p>
      <text:p text:style-name="P44"><text:span text:style-name="T163"/></text:p>
      <text:p text:style-name="P44"><text:span text:style-name="T164">USE_TZ = True</text:span></text:p>
      <text:p text:style-name="P44"><text:span text:style-name="T165"/></text:p>
      <text:p text:style-name="P44"><text:span text:style-name="T165"/></text:p>
      <text:p text:style-name="P44"><text:span text:style-name="T166"># Static files (CSS, JavaScript, Images)</text:span></text:p>
      <text:p text:style-name="P45"><text:span text:style-name="T166">#<text:s/></text:span><text:a xlink:href="https://docs.djangoproject.com/en/1.11/howto/static-files/"><text:span text:style-name="T167">https://docs.djangoproject.com/en/1.11/howto/static-files/</text:span></text:a><text:span text:style-name="T168"/></text:p>
      <text:p text:style-name="P45"><text:span text:style-name="T168"/></text:p>
      <text:p text:style-name="P46"><text:span text:style-name="T169">hdadmin@mca1:~/demo/demoa/demoa$ cd ..</text:span></text:p>
      <text:p text:style-name="P46"><text:span text:style-name="T170"/></text:p>
      <text:p text:style-name="P47"><text:span text:style-name="T171">12.Running the server</text:span></text:p>
      <text:p text:style-name="P48"><text:span text:style-name="T172">hdadmin@mca1:~/demo/demoa$ python manage.py runserver<text:s text:c="2"/>8018</text:span></text:p>
      <text:p text:style-name="P48"><text:span text:style-name="T172">Performing system checks...</text:span></text:p>
      <text:p text:style-name="P48"><text:span text:style-name="T173"/></text:p>
      <text:p text:style-name="P48"><text:span text:style-name="T174">System check identified no issues (0 silenced).</text:span></text:p>
      <text:p text:style-name="P48"><text:span text:style-name="T175"/></text:p>
      <text:p text:style-name="P48"><text:span text:style-name="T176">You have 13 unapplied migration(s). Your project may not work properly until you apply the migrations for app(s): admin, auth, contenttypes, sessions.</text:span></text:p>
      <text:p text:style-name="P48"><text:span text:style-name="T176">Run 'python manage.py migrate' to apply them.</text:span></text:p>
      <text:p text:style-name="P48"><text:span text:style-name="T177"/></text:p>
      <text:p text:style-name="P48"><text:span text:style-name="T178">December 01, 2018 - 06:36:20</text:span></text:p>
      <text:p text:style-name="P48"><text:span text:style-name="T178">Django version 1.11.16, using settings 'demoa.settings'</text:span></text:p>
      <text:p text:style-name="P49"><text:span text:style-name="T178">Starting development server at<text:s/></text:span><text:a xlink:href="http://127.0.0.1:8018/"><text:span text:style-name="T179">http://127.0.0.1:8018/</text:span></text:a><text:span text:style-name="T180"/></text:p>
      <text:p text:style-name="P50"><text:span text:style-name="T181">Quit the server with CONTROL-C.</text:span></text:p>
      <text:p text:style-name="P50"><text:span text:style-name="T181">Not Found: /</text:span></text:p>
      <text:p text:style-name="P50"><text:span text:style-name="T181">[01/Dec/2018 06:36:29] "GET / HTTP/1.1" 404 2017</text:span></text:p>
      <text:p text:style-name="P50"><text:span text:style-name="T181">Not Found: /favicon.ico</text:span></text:p>
      <text:p text:style-name="P50"><text:span text:style-name="T181">[01/Dec/2018 06:36:29] "GET /favicon.ico HTTP/1.1" 404 2068</text:span></text:p>
      <text:p text:style-name="P50"><text:span text:style-name="T181">Not Found: /favicon.ico</text:span></text:p>
      <text:p text:style-name="P50"><text:span text:style-name="T181">[01/Dec/2018 06:36:29] "GET /favicon.ico HTTP/1.1" 404 2068</text:span></text:p>
      <text:p text:style-name="P50"><text:span text:style-name="T181">[01/Dec/2018 06:37:24] "GET /hello/ HTTP/1.1" 200 10</text:span></text:p>
      <text:p text:style-name="P50"><text:span text:style-name="T181">Not Found: /favicon.ico</text:span></text:p>
      <text:p text:style-name="P50"><text:span text:style-name="T181">[01/Dec/2018 06:37:24] "GET /favicon.ico HTTP/1.1" 404 2068</text:span></text:p>
      <text:p text:style-name="P50"><text:span text:style-name="T182"/></text:p>
      <text:p text:style-name="P51"><draw:frame text:anchor-type="as-char" svg:width="170.13mm" svg:height="96.84mm" style:rel-width="scale" style:rel-height="scale"><draw:object-ole xlink:href="OleObj1"/><draw:image xlink:href="ObjectReplacements/OleObj1"/></draw:frame><text:span text:style-name="T18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